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Times" svg:font-family="Times, 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36.48mm"/>
    </style:style>
    <style:style style:name="co3" style:family="table-column">
      <style:table-column-properties fo:break-before="auto" style:column-width="102.94mm"/>
    </style:style>
    <style:style style:name="co4" style:family="table-column">
      <style:table-column-properties fo:break-before="auto" style:column-width="55.2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9.83mm" fo:break-before="auto" style:use-optimal-row-height="false"/>
    </style:style>
    <style:style style:name="ro3" style:family="table-row">
      <style:table-row-properties style:row-height="36.05mm" fo:break-before="auto" style:use-optimal-row-height="true"/>
    </style:style>
    <style:style style:name="ro4" style:family="table-row">
      <style:table-row-properties style:row-height="28.29mm" fo:break-before="auto" style:use-optimal-row-height="false"/>
    </style:style>
    <style:style style:name="ro5" style:family="table-row">
      <style:table-row-properties style:row-height="26.9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fo:font-size="10pt" style:font-size-asian="10pt" style:font-size-complex="10pt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Time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erif" fo:font-size="10pt" style:font-name-asian="Noto Sans CJK SC Regular" style:font-size-asian="10pt" style:font-name-complex="FreeSans" style:font-size-complex="10pt"/>
    </style:style>
    <style:style style:name="ce4" style:family="table-cell" style:parent-style-name="Defaul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Liberation Serif" style:font-name-asian="Noto Sans CJK SC Regular" style:font-name-complex="FreeSans"/>
    </style:style>
    <style:style style:name="T2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/>
          <table:table-cell office:value-type="string" calcext:value-type="string">
            <text:p>Requirement ID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Status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REQ – API001</text:p>
          </table:table-cell>
          <table:table-cell office:value-type="string" calcext:value-type="string">
            <text:p>GUI</text:p>
            <text:p>      |--&gt; Menu Option for Registeration.</text:p>
            <text:p>      |--&gt; Menu Option for Detection.</text:p>
            <text:p>      |--&gt; Menu  option for exiting the Application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REQ - API002</text:p>
          </table:table-cell>
          <table:table-cell office:value-type="string" calcext:value-type="string">
            <text:p>Facial Detection</text:p>
            <text:p>      |--&gt; Classifier</text:p>
            <text:p>      |                      |---&gt; Haar Classifier</text:p>
            <text:p>      |                      |                                 |--&gt; Frontal Face</text:p>
            <text:p>      |                      |                                 |--&gt; Frontal Eyes</text:p>
            <text:p>      |                      |                                 |--&gt; Frontal Profile</text:p>
            <text:p>      |                      |                                 |--&gt; Lower Body</text:p>
            <text:p><text:span text:style-name="T1">      |                      |                                 |--&gt; Upper Body</text:span></text:p>
            <text:p><text:span text:style-name="T1">      |                      |                                 |--&gt; Smile</text:span></text:p>
          </table:table-cell>
          <table:table-cell office:value-type="string" calcext:value-type="string">
            <text:p>Done using Frontal Face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REQ – API003</text:p>
          </table:table-cell>
          <table:table-cell office:value-type="string" calcext:value-type="string">
            <text:p>Facial Training</text:p>
            <text:p><text:span text:style-name="T1">      |--&gt; LBPHF</text:span></text:p>
            <text:p><text:span text:style-name="T1">      |--&gt; Eigen Faces</text:span></text:p>
            <text:p><text:span text:style-name="T1">      |--&gt; FisherFacer</text:span></text:p>
            <text:p><text:span text:style-name="T1">      |                     |--&gt;Detect Multi Scale</text:span></text:p>
            <text:p><text:span text:style-name="T1">      |                     |                                  |--&gt;Unique Identification     </text:span></text:p>
            <text:p><text:span text:style-name="T1">      |--&gt; Store Data using Unique Identification Number</text:span></text:p>
          </table:table-cell>
          <table:table-cell office:value-type="string" calcext:value-type="string">
            <text:p>Done using LBPHF</text:p>
          </table:table-cell>
          <table:table-cell/>
        </table:table-row>
        <table:table-row table:style-name="ro5">
          <table:table-cell/>
          <table:table-cell table:style-name="ce3" office:value-type="string" calcext:value-type="string">
            <text:p>REQ – API004</text:p>
          </table:table-cell>
          <table:table-cell table:style-name="ce3" office:value-type="string" calcext:value-type="string">
            <text:p><text:span text:style-name="T2">Facial Recognition</text:span></text:p>
            <text:p><text:span text:style-name="T2">      |--&gt; Predict</text:span></text:p>
            <text:p><text:span text:style-name="T2">      |                    |--&gt; Unique identification</text:span></text:p>
            <text:p><text:span text:style-name="T2">      |--&gt; Data Verification through Unique Identification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To be Do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mplementation of Camera Driv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tegrating Camera Driver with Android Platform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Times" svg:font-family="Times, 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7:58:08.754627685</meta:creation-date>
    <meta:generator>LibreOffice/5.1.6.2$Linux_X86_64 LibreOffice_project/10m0$Build-2</meta:generator>
    <dc:date>2017-11-29T18:32:11.803476963</dc:date>
    <meta:editing-duration>PT6M8S</meta:editing-duration>
    <meta:editing-cycles>1</meta:editing-cycles>
    <meta:document-statistic meta:table-count="1" meta:cell-count="18" meta:object-count="0"/>
  </office:meta>
</office:document-meta>
</file>